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380E48FE88.png" manifest:media-type="image/png"/>
  <manifest:file-entry manifest:full-path="Pictures/100002010000006E000000C4B200A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3.533cm" svg:height="0.962cm" svg:x="7.8cm" svg:y="19.138cm">
          <draw:text-box>
            <text:p>ACTEURS</text:p>
          </draw:text-box>
        </draw:frame>
        <draw:frame draw:style-name="gr2" draw:layer="layout" svg:width="4.6cm" svg:height="3.806cm" svg:x="12cm" svg:y="15.4cm">
          <draw:text-box>
            <text:p>NATIONACT='Américain' AND</text:p>
            <text:p>SEXE = 'f' </text:p>
            <text:p/>
          </draw:text-box>
        </draw:frame>
        <draw:frame draw:style-name="gr3" draw:text-style-name="P1" draw:layer="layout" svg:width="3.879cm" svg:height="6.912cm" svg:x="7.5cm" svg:y="12.388cm">
          <draw:image xlink:href="Pictures/100002010000006E000000C4B200A948.png" xlink:type="simple" xlink:show="embed" xlink:actuate="onLoad">
            <text:p/>
          </draw:image>
        </draw:frame>
        <draw:frame draw:style-name="gr4" draw:text-style-name="P1" draw:layer="layout" svg:width="4.901cm" svg:height="1.974cm" svg:x="7.099cm" svg:y="10.626cm">
          <draw:image xlink:href="Pictures/100002010000008B000000380E48FE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0:10:51.854804917</meta:creation-date>
    <dc:date>2018-03-08T10:30:48.721210999</dc:date>
    <meta:editing-duration>PT8M38S</meta:editing-duration>
    <meta:editing-cycles>4</meta:editing-cycles>
    <meta:generator>LibreOffice/4.2.8.2$Linux_X86_64 LibreOffice_project/420m0$Build-2</meta:generator>
    <meta:document-statistic meta:object-count="4"/>
  </office:meta>
</office:document-meta>
</file>